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696" officeooo:paragraph-rsid="0011a696"/>
    </style:style>
    <style:style style:name="P2" style:family="paragraph" style:parent-style-name="Standard">
      <style:text-properties fo:font-weight="bold" officeooo:rsid="0011a696" officeooo:paragraph-rsid="0011a6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nke de Par Blog</text:p>
      <text:p text:style-name="P1">Ontwikkelomgeving</text:p>
      <text:p text:style-name="P1">Tjitze de Boer</text:p>
      <text:p text:style-name="P1"/>
      <text:p text:style-name="P1">Text editor: Visual studio code</text:p>
      <text:p text:style-name="P1">Languages: HTML, CSS, JavaScript, PHP</text:p>
      <text:p text:style-name="P1">Framework: Bootstarp 5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4T13:18:51.600000000</meta:creation-date>
    <dc:date>2022-02-14T13:22:07.421000000</dc:date>
    <meta:editing-duration>PT3M15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6" meta:word-count="21" meta:character-count="138" meta:non-whitespace-character-count="123"/>
  </office:meta>
</office:document-meta>
</file>